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714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nsselaer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0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History of Open Source</text:p>
          </draw:text-box>
        </draw:frame>
        <draw:frame presentation:style-name="pr2" draw:layer="layout" svg:width="25.199cm" svg:height="12.179cm" svg:x="1.4cm" svg:y="4.914cm" presentation:class="subtitle" presentation:user-transformed="true">
          <draw:text-box>
            <text:p>Mukkai Krishnamoorthy (moorthy)</text:p>
            <text:p>Lally 305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ur Lecture Slides have <text:s/>greatly benefited from the previous classes taught by Dr. William Shroeder and Dr. Luis Ibanez at RPI</text:p>
              </text:list-item>
              <text:list-item>
                <text:p>Also thanks to Dr.TV Raman for helping me understand the critical issues.</text:p>
              </text:list-item>
              <text:list-item>
                <text:p>Creative Commons (CC BY 3.0) <text:a xlink:href="http://creativecommons.org/licenses/by/3.0/" xlink:type="simple">http://creativecommons.org/licenses/by/3.0/</text:a></text:p>
              </text:list-item>
            </text:list>
          </draw:text-box>
        </draw:frame>
        <draw:frame draw:style-name="gr2" draw:text-style-name="P1" draw:layer="layout" svg:width="14.325cm" svg:height="0.964cm" svg:x="6.351cm" svg:y="19.521cm">
          <draw:text-box>
            <text:p text:style-name="P1"><text:a xlink:href="http://creativecommons.org/licenses/by/3.0/" xlink:type="simple">http://creativecommons.org/licenses/by/3.0/</text:a> 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Materi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athedral and the Bazaar by Eric Raymond</text:p>
                <text:p><text:a xlink:href="http://www.unterstein.net/su/docs/CathBaz.pdf" xlink:type="simple">http://www.unterstein.net/su/docs/CathBaz.pdf</text:a></text:p>
                <text:p>Sections 1,2,3, 4 and 9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draw:frame presentation:style-name="pr5" draw:layer="layout" svg:width="25.199cm" svg:height="3.506cm" svg:x="1.4cm" svg:y="0.837cm" presentation:class="title">
          <draw:text-box>
            <text:p>Open Source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Why Open Source?</text:p>
              </text:list-item>
              <text:list-item>
                <text:p>Why not Open Source?</text:p>
              </text:list-item>
              <text:list-item>
                <text:p>Difference between Open Source and Free Softwar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 presentation:user-transformed="true">
          <draw:text-box>
            <text:p>Why Open Source</text:p>
          </draw:text-box>
        </draw:frame>
        <draw:frame presentation:style-name="pr4" draw:text-style-name="P2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Fun (Form Communities, Engage in a hobby, Learning Experience)</text:p>
              </text:list-item>
              <text:list-item>
                <text:p>Profitable and Successful Business Models (Red Hat, inc , Cygnus Solutions, Service Oriented Business Model)</text:p>
              </text:list-item>
              <text:list-item>
                <text:p>Altruism – serve the planet – If the world improves, you impro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Open Source (contd)<text:tab/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Open Science and Engineering (Open – Access to Data, Open – Access to Source Code, Collaboration oriented)</text:p>
              </text:list-item>
              <text:list-item>
                <text:p>Intellectual Freedom (idea is a property – if and when that gets patented, you no longer have the freedom)</text:p>
              </text:list-item>
              <text:list-item>
                <text:p>Open Medicine (data, Chemical Compound, Effectiveness of Treatment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Open Source? (contd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Scalable Software Development </text:p>
                <text:p/>
              </text:list-item>
              <text:list-item>
                <text:p>Eric Raymond's The Cathedral and The Bazaar</text:p>
                <text:p><text:s/>“ Open source peer review is the only scalable method for achieving high reliability and quality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The Cathedral and the Bazaar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Cathedral Model (commercial world ) - done by a single person or by a chosen committee</text:p>
              </text:list-item>
              <text:list-item>
                <text:p>Bazaar Model (linux world) – contribution by people – but used in alpha, pre alpha stage by a lot of people – Release early and release ofte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Every Good Work of Software starts by scratching a developer's itch. - Most students projects tend to be on games!</text:p>
              </text:list-item>
              <text:list-item>
                <text:p>Good Programmers know what to write; Great ones know what to rewrite and reuse!</text:p>
              </text:list-item>
              <text:list-item>
                <text:p>Plan to throw one away; you will anyhow (Fred Brooks, “The Mythical Man Month”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f you have the right attitude, interesting problems will find you (be part of a community)</text:p>
              </text:list-item>
              <text:list-item>
                <text:p>When you lose interest in a program, your last duty is to hand off to a competent successor.</text:p>
              </text:list-item>
              <text:list-item>
                <text:p>Treating your users as co-developers as your least-hassle route to rapid code improvement and effective debug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Release early, Release often. And listen to your customers.</text:p>
              </text:list-item>
              <text:list-item>
                <text:p>When you lose interest in a program, your last duty is to hand off to a competent successor.</text:p>
              </text:list-item>
              <text:list-item>
                <text:p>Treating your users as co-developers as your least-hassle route to rapid code improvement and effective debugging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Getting a large enough beta-tester and co-developer base, almost every problem will be characterized quickly and the fix obvious to someone</text:p>
              </text:list-item>
              <text:list-item>
                <text:p>Smart data structures and dumb code works a lot better than the other way around.</text:p>
              </text:list-item>
              <text:list-item>
                <text:p>If you treat your beta testers as if they are your most valuable resource, they will respond by becoming your most valuable resourc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Any tool should be useful in the expected way, but a truly great tool tends itself to users you never expected.</text:p>
              </text:list-item>
              <text:list-item>
                <text:p>When your language is no where near Turing-complete, syntactic sugar can be your friend.</text:p>
              </text:list-item>
              <text:list-item>
                <text:p>To solve an interesting problem, start by finding a problem that interests y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C and B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Many heads are better than one.</text:p>
              </text:list-item>
              <text:list-item>
                <text:p>When your language is no where near Turing-complete, syntactic sugar can be your friend.</text:p>
              </text:list-item>
              <text:list-item>
                <text:p>To solve an interesting problem, start by finding a problem that interests you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oftware Management Func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Software Management has five functions.</text:p>
                <text:p>1. Define goals and keep every one pointed in the same direction.</text:p>
                <text:p>2. To Monitor and make sure critical details do not get skipped.</text:p>
                <text:p>3. To motivate people to do boring and drudgery work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Software Management Functions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/>
                <text:p>4. To organize the deployment of people for best productivity.</text:p>
                <text:p>5. To marshal resources needed to sustain the project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Not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Intellectual property concerns</text:p>
              </text:list-item>
              <text:list-item>
                <text:p>Chaotic development environment (volunteer based, distributed, no clear authority)</text:p>
              </text:list-item>
              <text:list-item>
                <text:p>Hard to change code ( Public API visible, Internal structure visi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Why Not Open Sourc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nefits are a function of community size</text:p>
              </text:list-item>
              <text:list-item>
                <text:p>Proprietary business model (Better understood, Greater potential for $$$ )</text:p>
              </text:list-item>
              <text:list-item>
                <text:p>Hard to change code ( Public API visible, Internal structure visible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stablishing An Open Source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Create a clear vision (requirements doc) – Technical domain, Software Stack/Tools</text:p>
              </text:list-item>
              <text:list-item>
                <text:p>Involve team oriented people (big egos are big problems)</text:p>
              </text:list-item>
              <text:list-item>
                <text:p>Identify leadership/management structure (Methods to break conflicts)</text:p>
              </text:list-item>
              <text:list-item>
                <text:p>Establish an effective software proce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Establishing An Open Source Project (contd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Define Communication protocol – chat room, developer mailing list, periodic face-to-face meetings.</text:p>
              </text:list-item>
              <text:list-item>
                <text:p>Pitfalls (Establish Core architecture early, start development with a few key people, Dont start testing soon, Using version Control, Lock up languag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Use external Tools 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se external open source tools and libraries.</text:p>
              </text:list-item>
              <text:list-item>
                <text:p>Redevelopment is a waste of time (most of the time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Licens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Understand licensing and use one</text:p>
              </text:list-item>
              <text:list-item>
                <text:p>Select the software libraries that use similar licenses.</text:p>
              </text:list-item>
              <text:list-item>
                <text:p>Commercialization strategy (pure support, open toolkits but closed applications, open standards closed implementations, Open platforms, closed plug-ins)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Reading 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The Cathedral and the Bazaar</text:p>
              </text:list-item>
              <text:list-item>
                <text:p>Free Culture (Introduction and Chapter 4) Find out where RPI is mentioned! </text:p>
                <text:p><text:a xlink:href="http://www.free-culture.cc/freeculture.pdf" xlink:type="simple">http://www.free-culture.cc/freeculture.pdf</text:a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" draw:layer="layout" svg:width="25.199cm" svg:height="3.506cm" svg:x="1.4cm" svg:y="0.837cm" presentation:class="title">
          <draw:text-box>
            <text:p>Questions and Discuss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8T10:56:46.108818137</meta:creation-date>
    <dc:date>2015-08-28T15:03:21.897415629</dc:date>
    <meta:editing-duration>PT3H50M2S</meta:editing-duration>
    <meta:editing-cycles>7</meta:editing-cycles>
    <meta:generator>LibreOffice/4.2.8.2$Linux_X86_64 LibreOffice_project/420m0$Build-2</meta:generator>
    <meta:document-statistic meta:object-count="118"/>
  </office:meta>
</office:document-meta>
</file>